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3.623cm" svg:height="0.591cm" draw:z-index="49"><draw:object xlink:href="./Object 50" xlink:type="simple" xlink:show="embed" xlink:actuate="onLoad"/><draw:image xlink:href="./ObjectReplacements/Object 50"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08:01:50.803621002</dc:date>
    <meta:editing-duration>PT10H35M29S</meta:editing-duration>
    <meta:editing-cycles>143</meta:editing-cycles>
    <meta:generator>LibreOffice/7.3.7.2$Linux_X86_64 LibreOffice_project/30$Build-2</meta:generator>
    <meta:document-statistic meta:table-count="0" meta:image-count="0" meta:object-count="50" meta:page-count="8" meta:paragraph-count="221" meta:word-count="3544" meta:character-count="20482" meta:non-whitespace-character-count="17105"/>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annotation encoding="StarMath 5.0">(E_d otimes E_d) ( E_a otimes E_b )^-1</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